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9ee4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19ee4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officeooo:paragraph-rsid="0019ee4a"/>
    </style:style>
    <style:style style:name="P5" style:family="paragraph" style:parent-style-name="Standard">
      <style:text-properties officeooo:paragraph-rsid="0019ee4a"/>
    </style:style>
    <style:style style:name="P6" style:family="paragraph" style:parent-style-name="Standard">
      <style:text-properties style:font-name="Courier New" fo:font-size="10pt" officeooo:paragraph-rsid="0019ee4a" style:font-size-asian="10pt" style:font-size-complex="10pt"/>
    </style:style>
    <style:style style:name="P7" style:family="paragraph" style:parent-style-name="Standard">
      <style:paragraph-properties fo:text-align="end" style:justify-single-word="false"/>
      <style:text-properties officeooo:paragraph-rsid="0019ee4a"/>
    </style:style>
    <style:style style:name="P8" style:family="paragraph" style:parent-style-name="Standard">
      <style:text-properties officeooo:paragraph-rsid="0019ee4a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style:font-name="Times New roman" fo:font-size="14pt" officeooo:rsid="001b40cd" style:font-size-asian="14pt" style:font-size-complex="14pt"/>
    </style:style>
    <style:style style:name="T4" style:family="text">
      <style:text-properties style:font-name="Times New roman" fo:font-size="14pt" officeooo:rsid="0019ee4a" style:font-size-asian="14pt" style:font-size-complex="14pt"/>
    </style:style>
    <style:style style:name="T5" style:family="text">
      <style:text-properties style:font-name="Times New roman" fo:font-size="14pt" officeooo:rsid="001ca168" style:font-size-asian="14pt" style:font-size-complex="14pt"/>
    </style:style>
    <style:style style:name="T6" style:family="text">
      <style:text-properties officeooo:rsid="0019ee4a"/>
    </style:style>
    <style:style style:name="T7" style:family="text">
      <style:text-properties officeooo:rsid="001b40cd"/>
    </style:style>
    <style:style style:name="T8" style:family="text">
      <style:text-properties officeooo:rsid="001ca1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3"/>
      <text:p text:style-name="P3"/>
      <text:p text:style-name="P3"/>
      <text:p text:style-name="P3"/>
      <text:p text:style-name="P3"/>
      <text:p text:style-name="P4"><text:span text:style-name="T1">Лабораторна робота №</text:span><text:span text:style-name="T5">1</text:span></text:p>
      <text:p text:style-name="P4"><text:span text:style-name="T1">З дисципліни «</text:span><text:span text:style-name="T2">Архітектура компʼютерів 2</text:span><text:span text:style-name="T1">»</text:span></text:p>
      <text:p text:style-name="P1"/>
      <text:p text:style-name="P3"/>
      <text:p text:style-name="P3"/>
      <text:p text:style-name="P3"/>
      <text:p text:style-name="P3"/>
      <text:p text:style-name="P3"/>
      <text:p text:style-name="P2">ВИКОНАВ: </text:p>
      <text:p text:style-name="P2"><text:span text:style-name="T6">с</text:span>тудент ІІІ курсу ФІОТ </text:p>
      <text:p text:style-name="P2">Групи ІО-8<text:span text:style-name="T7">3</text:span></text:p>
      <text:p text:style-name="P7"><text:span text:style-name="T3">Веселовський А</text:span><text:span text:style-name="T4">.</text:span></text:p>
      <text:p text:style-name="P3"/>
      <text:p text:style-name="P3"/>
      <text:p text:style-name="P3"/>
      <text:p text:style-name="P3"/>
      <text:p text:style-name="P2">ПЕРЕВІРИВ:</text:p>
      <text:p text:style-name="P7"><text:span text:style-name="T3">Нікольський</text:span><text:span text:style-name="T2"> </text:span><text:span text:style-name="T3">С</text:span><text:span text:style-name="T2">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Київ 2020 р.</text:p>
      <text:p text:style-name="P5"/>
      <text:p text:style-name="P5"><text:soft-page-break/><text:span text:style-name="T6">Посилання на репозиторій </text:span><text:span text:style-name="T8">з файлами та комітами</text:span></text:p>
      <text:p text:style-name="P5"/>
      <text:p text:style-name="P5">https://github.com/AndriyVeselovskyy/AK-<text:span text:style-name="T8">2</text:span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3:59:02.911718098</meta:creation-date>
    <dc:date>2020-12-22T10:02:16.241667373</dc:date>
    <meta:editing-duration>PT27M56S</meta:editing-duration>
    <meta:editing-cycles>4</meta:editing-cycles>
    <meta:generator>LibreOffice/6.4.5.2$Linux_X86_64 LibreOffice_project/40$Build-2</meta:generator>
    <meta:document-statistic meta:table-count="0" meta:image-count="0" meta:object-count="0" meta:page-count="2" meta:paragraph-count="16" meta:word-count="54" meta:character-count="453" meta:non-whitespace-character-count="412"/>
  </office:meta>
</office:document-meta>
</file>